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text:p text:style-name="rststyle-textbody"><office:annotation><dc:creator>a</dc:creator><text:p>code-block: python

...
&lt;&lt;&lt;&lt;&lt;&lt;&lt; HEAD
print("hello world")
=======
print("hi world")
&gt;&gt;&gt;&gt;&gt;&gt;&gt; abaf641 (aaa)
...</text:p></office:annotation></text:p>code-block: python

...
&lt;&lt;&lt;&lt;&lt;&lt;&lt; HEAD
print("hello world")
=======
print("hi world")
&gt;&gt;&gt;&gt;&gt;&gt;&gt; abaf641 (aaa)
...<text:p text:style-name="rststyle-textbody">Burada iki değişiklikten hangisinin kalması isteniyorsa o tutulur diğerleri silinir.
Daha sonrasında yeni commit oluşturulur Yukarıdaki örnekte son hali aşağıdaki gibi olmalıdır.</text:p><text:p text:style-name="rststyle-textbody"><office:annotation><dc:creator>a</dc:creator><text:p>code-block: python

...
      print("hello world")
      ...</text:p></office:annotation></text:p>code-block: python

...
      print("hello world")
      ...<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text:p text:style-name="rststyle-textbody"><office:annotation><dc:creator>a</dc:creator><text:p>code-block: python

$ git rebase --continue
-&gt; Successfully rebased and updated refs/heads/master.</text:p></office:annotation></text:p>code-block: python

$ git rebase --continue
-&gt; Successfully rebased and updated refs/heads/master.<text:p text:style-name="rststyle-textbody">Ardından git push komutu ile sunucuya gönderilir.</text:p><text:p text:style-name="rststyle-textbody"><office:annotation><dc:creator>a</dc:creator><text:p>code-block: python

$ git push
-&gt; To https://gitlab.com/sulincix/git-dersi.git
-&gt;    e2fe24f..19361f6  master -&gt; master</text:p></office:annotation></text:p>code-block: python

$ git push
-&gt; To https://gitlab.com/sulincix/git-dersi.git
-&gt;    e2fe24f..19361f6  master -&gt; master<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30</meta:creation-date>
    <dc:creator>a</dc:creator>
    <dc:date>2023-01-09T09:36:30</dc:date>
    <dc:language>en-US</dc:language>
    <meta:editing-cycles>1</meta:editing-cycles>
    <meta:editing-duration>PT00M01S</meta:editing-duration>
    <dc:title>Git kullanımı</dc:title>
  </office:meta>
</office:document-meta>
</file>